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Buffer Size In MB on 104.9 MB file</text:p>
          </table:table-cell>
          <table:table-cell office:value-type="string" calcext:value-type="string">
            <text:p>Copied Bytes</text:p>
          </table:table-cell>
          <table:table-cell office:value-type="string" calcext:value-type="string">
            <text:p>Time Elapsed In Seconds</text:p>
          </table:table-cell>
          <table:table-cell office:value-type="string" calcext:value-type="string">
            <text:p>Copy Rate Bytes/Sec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7601" calcext:value-type="float">
            <text:p>104857601</text:p>
          </table:table-cell>
          <table:table-cell office:value-type="float" office:value="9.8084" calcext:value-type="float">
            <text:p>9.8084</text:p>
          </table:table-cell>
          <table:table-cell office:value-type="float" office:value="10690541" calcext:value-type="float">
            <text:p>106905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7601" calcext:value-type="float">
            <text:p>104857601</text:p>
          </table:table-cell>
          <table:table-cell office:value-type="float" office:value="8.9771" calcext:value-type="float">
            <text:p>8.9771</text:p>
          </table:table-cell>
          <table:table-cell office:value-type="float" office:value="11680572" calcext:value-type="float">
            <text:p>116805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7601" calcext:value-type="float">
            <text:p>104857601</text:p>
          </table:table-cell>
          <table:table-cell office:value-type="float" office:value="8.8976" calcext:value-type="float">
            <text:p>8.8976</text:p>
          </table:table-cell>
          <table:table-cell office:value-type="float" office:value="11784929" calcext:value-type="float">
            <text:p>1178492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857700" calcext:value-type="float">
            <text:p>104857700</text:p>
          </table:table-cell>
          <table:table-cell office:value-type="float" office:value="0.2843" calcext:value-type="float">
            <text:p>0.2843</text:p>
          </table:table-cell>
          <table:table-cell office:value-type="float" office:value="368835392" calcext:value-type="float">
            <text:p>3688353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857700" calcext:value-type="float">
            <text:p>104857700</text:p>
          </table:table-cell>
          <table:table-cell office:value-type="float" office:value="0.2708" calcext:value-type="float">
            <text:p>0.2708</text:p>
          </table:table-cell>
          <table:table-cell office:value-type="float" office:value="387260320" calcext:value-type="float">
            <text:p>3872603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857700" calcext:value-type="float">
            <text:p>104857700</text:p>
          </table:table-cell>
          <table:table-cell office:value-type="float" office:value="0.2757" calcext:value-type="float">
            <text:p>0.2757</text:p>
          </table:table-cell>
          <table:table-cell office:value-type="float" office:value="380310528" calcext:value-type="float">
            <text:p>38031052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4858000" calcext:value-type="float">
            <text:p>104858000</text:p>
          </table:table-cell>
          <table:table-cell office:value-type="float" office:value="0.208" calcext:value-type="float">
            <text:p>0.208</text:p>
          </table:table-cell>
          <table:table-cell office:value-type="float" office:value="504066848" calcext:value-type="float">
            <text:p>50406684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4858000" calcext:value-type="float">
            <text:p>104858000</text:p>
          </table:table-cell>
          <table:table-cell office:value-type="float" office:value="0.2135" calcext:value-type="float">
            <text:p>0.2135</text:p>
          </table:table-cell>
          <table:table-cell office:value-type="float" office:value="491214080" calcext:value-type="float">
            <text:p>49121408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4858000" calcext:value-type="float">
            <text:p>104858000</text:p>
          </table:table-cell>
          <table:table-cell office:value-type="float" office:value="0.2096" calcext:value-type="float">
            <text:p>0.2096</text:p>
          </table:table-cell>
          <table:table-cell office:value-type="float" office:value="500159808" calcext:value-type="float">
            <text:p>5001598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067716" calcext:value-type="float">
            <text:p>105067716</text:p>
          </table:table-cell>
          <table:table-cell office:value-type="float" office:value="0.1928" calcext:value-type="float">
            <text:p>0.1928</text:p>
          </table:table-cell>
          <table:table-cell office:value-type="float" office:value="545058816" calcext:value-type="float">
            <text:p>54505881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067716" calcext:value-type="float">
            <text:p>105067716</text:p>
          </table:table-cell>
          <table:table-cell office:value-type="float" office:value="0.1946" calcext:value-type="float">
            <text:p>0.1946</text:p>
          </table:table-cell>
          <table:table-cell office:value-type="float" office:value="540032896" calcext:value-type="float">
            <text:p>540032896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067716" calcext:value-type="float">
            <text:p>105067716</text:p>
          </table:table-cell>
          <table:table-cell office:value-type="float" office:value="0.2095" calcext:value-type="float">
            <text:p>0.2095</text:p>
          </table:table-cell>
          <table:table-cell office:value-type="float" office:value="501463872" calcext:value-type="float">
            <text:p>501463872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4861696" calcext:value-type="float">
            <text:p>104861696</text:p>
          </table:table-cell>
          <table:table-cell office:value-type="float" office:value="0.1872" calcext:value-type="float">
            <text:p>0.1872</text:p>
          </table:table-cell>
          <table:table-cell office:value-type="float" office:value="560155648" calcext:value-type="float">
            <text:p>56015564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4861696" calcext:value-type="float">
            <text:p>104861696</text:p>
          </table:table-cell>
          <table:table-cell office:value-type="float" office:value="0.1863" calcext:value-type="float">
            <text:p>0.1863</text:p>
          </table:table-cell>
          <table:table-cell office:value-type="float" office:value="562897984" calcext:value-type="float">
            <text:p>562897984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4861696" calcext:value-type="float">
            <text:p>104861696</text:p>
          </table:table-cell>
          <table:table-cell office:value-type="float" office:value="0.1889" calcext:value-type="float">
            <text:p>0.1889</text:p>
          </table:table-cell>
          <table:table-cell office:value-type="float" office:value="555152768" calcext:value-type="float">
            <text:p>555152768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4864000" calcext:value-type="float">
            <text:p>104864000</text:p>
          </table:table-cell>
          <table:table-cell office:value-type="float" office:value="0.1973" calcext:value-type="float">
            <text:p>0.1973</text:p>
          </table:table-cell>
          <table:table-cell office:value-type="float" office:value="531589504" calcext:value-type="float">
            <text:p>531589504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4864000" calcext:value-type="float">
            <text:p>104864000</text:p>
          </table:table-cell>
          <table:table-cell office:value-type="float" office:value="0.1911" calcext:value-type="float">
            <text:p>0.1911</text:p>
          </table:table-cell>
          <table:table-cell office:value-type="float" office:value="548615424" calcext:value-type="float">
            <text:p>548615424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4864000" calcext:value-type="float">
            <text:p>104864000</text:p>
          </table:table-cell>
          <table:table-cell office:value-type="float" office:value="0.1835" calcext:value-type="float">
            <text:p>0.1835</text:p>
          </table:table-cell>
          <table:table-cell office:value-type="float" office:value="571537600" calcext:value-type="float">
            <text:p>571537600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4868000" calcext:value-type="float">
            <text:p>104868000</text:p>
          </table:table-cell>
          <table:table-cell office:value-type="float" office:value="0.1631" calcext:value-type="float">
            <text:p>0.1631</text:p>
          </table:table-cell>
          <table:table-cell office:value-type="float" office:value="643121344" calcext:value-type="float">
            <text:p>643121344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4868000" calcext:value-type="float">
            <text:p>104868000</text:p>
          </table:table-cell>
          <table:table-cell office:value-type="float" office:value="0.168" calcext:value-type="float">
            <text:p>0.168</text:p>
          </table:table-cell>
          <table:table-cell office:value-type="float" office:value="624270016" calcext:value-type="float">
            <text:p>624270016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04868000" calcext:value-type="float">
            <text:p>104868000</text:p>
          </table:table-cell>
          <table:table-cell office:value-type="float" office:value="0.1804" calcext:value-type="float">
            <text:p>0.1804</text:p>
          </table:table-cell>
          <table:table-cell office:value-type="float" office:value="581424256" calcext:value-type="float">
            <text:p>581424256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4878982" calcext:value-type="float">
            <text:p>104878982</text:p>
          </table:table-cell>
          <table:table-cell office:value-type="float" office:value="0.1594" calcext:value-type="float">
            <text:p>0.1594</text:p>
          </table:table-cell>
          <table:table-cell office:value-type="float" office:value="657956864" calcext:value-type="float">
            <text:p>657956864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4878982" calcext:value-type="float">
            <text:p>104878982</text:p>
          </table:table-cell>
          <table:table-cell office:value-type="float" office:value="0.1542" calcext:value-type="float">
            <text:p>0.1542</text:p>
          </table:table-cell>
          <table:table-cell office:value-type="float" office:value="680303488" calcext:value-type="float">
            <text:p>680303488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4878982" calcext:value-type="float">
            <text:p>104878982</text:p>
          </table:table-cell>
          <table:table-cell office:value-type="float" office:value="0.1613" calcext:value-type="float">
            <text:p>0.1613</text:p>
          </table:table-cell>
          <table:table-cell office:value-type="float" office:value="650053504" calcext:value-type="float">
            <text:p>650053504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4880000" calcext:value-type="float">
            <text:p>104880000</text:p>
          </table:table-cell>
          <table:table-cell office:value-type="float" office:value="0.1329" calcext:value-type="float">
            <text:p>0.1329</text:p>
          </table:table-cell>
          <table:table-cell office:value-type="float" office:value="789236032" calcext:value-type="float">
            <text:p>789236032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4880000" calcext:value-type="float">
            <text:p>104880000</text:p>
          </table:table-cell>
          <table:table-cell office:value-type="float" office:value="0.1396" calcext:value-type="float">
            <text:p>0.1396</text:p>
          </table:table-cell>
          <table:table-cell office:value-type="float" office:value="751122560" calcext:value-type="float">
            <text:p>75112256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04880000" calcext:value-type="float">
            <text:p>104880000</text:p>
          </table:table-cell>
          <table:table-cell office:value-type="float" office:value="0.1367" calcext:value-type="float">
            <text:p>0.1367</text:p>
          </table:table-cell>
          <table:table-cell office:value-type="float" office:value="767446464" calcext:value-type="float">
            <text:p>767446464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4900000" calcext:value-type="float">
            <text:p>104900000</text:p>
          </table:table-cell>
          <table:table-cell office:value-type="float" office:value="0.1262" calcext:value-type="float">
            <text:p>0.1262</text:p>
          </table:table-cell>
          <table:table-cell office:value-type="float" office:value="831510208" calcext:value-type="float">
            <text:p>831510208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4900000" calcext:value-type="float">
            <text:p>104900000</text:p>
          </table:table-cell>
          <table:table-cell office:value-type="float" office:value="0.1346" calcext:value-type="float">
            <text:p>0.1346</text:p>
          </table:table-cell>
          <table:table-cell office:value-type="float" office:value="779265152" calcext:value-type="float">
            <text:p>779265152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4900000" calcext:value-type="float">
            <text:p>104900000</text:p>
          </table:table-cell>
          <table:table-cell office:value-type="float" office:value="0.1341" calcext:value-type="float">
            <text:p>0.1341</text:p>
          </table:table-cell>
          <table:table-cell office:value-type="float" office:value="781995520" calcext:value-type="float">
            <text:p>7819955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0:28:22.895712614</meta:creation-date>
    <dc:date>2015-10-08T01:07:33.953472485</dc:date>
    <meta:editing-duration>PT8M19S</meta:editing-duration>
    <meta:editing-cycles>2</meta:editing-cycles>
    <meta:generator>LibreOffice/4.2.8.2$Linux_X86_64 LibreOffice_project/420m0$Build-2</meta:generator>
    <meta:document-statistic meta:table-count="1" meta:cell-count="124" meta:object-count="0"/>
  </office:meta>
</office:document-meta>
</file>